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5.563cm"/>
    </style:style>
    <style:style style:name="co6" style:family="table-column">
      <style:table-column-properties fo:break-before="auto" style:column-width="4.801cm"/>
    </style:style>
    <style:style style:name="co7" style:family="table-column">
      <style:table-column-properties fo:break-before="auto" style:column-width="4.42cm"/>
    </style:style>
    <style:style style:name="co8" style:family="table-column">
      <style:table-column-properties fo:break-before="auto" style:column-width="4.175cm"/>
    </style:style>
    <style:style style:name="co9" style:family="table-column">
      <style:table-column-properties fo:break-before="auto" style:column-width="3.685cm"/>
    </style:style>
    <style:style style:name="co10" style:family="table-column">
      <style:table-column-properties fo:break-before="auto" style:column-width="4.937cm"/>
    </style:style>
    <style:style style:name="co11" style:family="table-column">
      <style:table-column-properties fo:break-before="auto" style:column-width="4.337cm"/>
    </style:style>
    <style:style style:name="co12" style:family="table-column">
      <style:table-column-properties fo:break-before="auto" style:column-width="3.921cm"/>
    </style:style>
    <style:style style:name="co13" style:family="table-column">
      <style:table-column-properties fo:break-before="auto" style:column-width="5.399cm"/>
    </style:style>
    <style:style style:name="co14" style:family="table-column">
      <style:table-column-properties fo:break-before="auto" style:column-width="3.357cm"/>
    </style:style>
    <style:style style:name="co15" style:family="table-column">
      <style:table-column-properties fo:break-before="auto" style:column-width="5.537cm"/>
    </style:style>
    <style:style style:name="co16" style:family="table-column">
      <style:table-column-properties fo:break-before="auto" style:column-width="8.451cm"/>
    </style:style>
    <style:style style:name="co17" style:family="table-column">
      <style:table-column-properties fo:break-before="auto" style:column-width="7.135cm"/>
    </style:style>
    <style:style style:name="co18" style:family="table-column">
      <style:table-column-properties fo:break-before="auto" style:column-width="5.782cm"/>
    </style:style>
    <style:style style:name="co19" style:family="table-column">
      <style:table-column-properties fo:break-before="auto" style:column-width="5.263cm"/>
    </style:style>
    <style:style style:name="co20" style:family="table-column">
      <style:table-column-properties fo:break-before="auto" style:column-width="6.599cm"/>
    </style:style>
    <style:style style:name="co21" style:family="table-column">
      <style:table-column-properties fo:break-before="auto" style:column-width="4.657cm"/>
    </style:style>
    <style:style style:name="co22" style:family="table-column">
      <style:table-column-properties fo:break-before="auto" style:column-width="4.574cm"/>
    </style:style>
    <style:style style:name="co23" style:family="table-column">
      <style:table-column-properties fo:break-before="auto" style:column-width="3.766cm"/>
    </style:style>
    <style:style style:name="co24" style:family="table-column">
      <style:table-column-properties fo:break-before="auto" style:column-width="6.235cm"/>
    </style:style>
    <style:style style:name="co25" style:family="table-column">
      <style:table-column-properties fo:break-before="auto" style:column-width="3.004cm"/>
    </style:style>
    <style:style style:name="co26" style:family="table-column">
      <style:table-column-properties fo:break-before="auto" style:column-width="2.759cm"/>
    </style:style>
    <style:style style:name="co27" style:family="table-column">
      <style:table-column-properties fo:break-before="auto" style:column-width="5.128cm"/>
    </style:style>
    <style:style style:name="co28" style:family="table-column">
      <style:table-column-properties fo:break-before="auto" style:column-width="5.046cm"/>
    </style:style>
    <style:style style:name="co29" style:family="table-column">
      <style:table-column-properties fo:break-before="auto" style:column-width="6.181cm"/>
    </style:style>
    <style:style style:name="co30" style:family="table-column">
      <style:table-column-properties fo:break-before="auto" style:column-width="3.411cm"/>
    </style:style>
    <style:style style:name="co31" style:family="table-column">
      <style:table-column-properties fo:break-before="auto" style:column-width="4.983cm"/>
    </style:style>
    <style:style style:name="co32" style:family="table-column">
      <style:table-column-properties fo:break-before="auto" style:column-width="6.218cm"/>
    </style:style>
    <style:style style:name="co33" style:family="table-column">
      <style:table-column-properties fo:break-before="auto" style:column-width="8.687cm"/>
    </style:style>
    <style:style style:name="co34" style:family="table-column">
      <style:table-column-properties fo:break-before="auto" style:column-width="5.999cm"/>
    </style:style>
    <style:style style:name="co35" style:family="table-column">
      <style:table-column-properties fo:break-before="auto" style:column-width="4.283cm"/>
    </style:style>
    <style:style style:name="co36" style:family="table-column">
      <style:table-column-properties fo:break-before="auto" style:column-width="7.225cm"/>
    </style:style>
    <style:style style:name="co37" style:family="table-column">
      <style:table-column-properties fo:break-before="auto" style:column-width="6.08cm"/>
    </style:style>
    <style:style style:name="co38" style:family="table-column">
      <style:table-column-properties fo:break-before="auto" style:column-width="5.373cm"/>
    </style:style>
    <style:style style:name="co39" style:family="table-column">
      <style:table-column-properties fo:break-before="auto" style:column-width="2.54cm"/>
    </style:style>
    <style:style style:name="co40" style:family="table-column">
      <style:table-column-properties fo:break-before="auto" style:column-width="7.197cm"/>
    </style:style>
    <style:style style:name="co41" style:family="table-column">
      <style:table-column-properties fo:break-before="auto" style:column-width="5.699cm"/>
    </style:style>
    <style:style style:name="co42" style:family="table-column">
      <style:table-column-properties fo:break-before="auto" style:column-width="5.454cm"/>
    </style:style>
    <style:style style:name="co43" style:family="table-column">
      <style:table-column-properties fo:break-before="auto" style:column-width="6.844cm"/>
    </style:style>
    <style:style style:name="co44" style:family="table-column">
      <style:table-column-properties fo:break-before="auto" style:column-width="5.835cm"/>
    </style:style>
    <style:style style:name="co45" style:family="table-column">
      <style:table-column-properties fo:break-before="auto" style:column-width="4.112cm"/>
    </style:style>
    <style:style style:name="co46" style:family="table-column">
      <style:table-column-properties fo:break-before="auto" style:column-width="3.485cm"/>
    </style:style>
    <style:style style:name="co47" style:family="table-column">
      <style:table-column-properties fo:break-before="auto" style:column-width="5.509cm"/>
    </style:style>
    <style:style style:name="co48" style:family="table-column">
      <style:table-column-properties fo:break-before="auto" style:column-width="8.423cm"/>
    </style:style>
    <style:style style:name="co49" style:family="table-column">
      <style:table-column-properties fo:break-before="auto" style:column-width="8.477cm"/>
    </style:style>
    <style:style style:name="co50" style:family="table-column">
      <style:table-column-properties fo:break-before="auto" style:column-width="10.058cm"/>
    </style:style>
    <style:style style:name="co51" style:family="table-column">
      <style:table-column-properties fo:break-before="auto" style:column-width="6.735cm"/>
    </style:style>
    <style:style style:name="co52" style:family="table-column">
      <style:table-column-properties fo:break-before="auto" style:column-width="6.544cm"/>
    </style:style>
    <style:style style:name="co53" style:family="table-column">
      <style:table-column-properties fo:break-before="auto" style:column-width="4.665cm"/>
    </style:style>
    <style:style style:name="co54" style:family="table-column">
      <style:table-column-properties fo:break-before="auto" style:column-width="3.085cm"/>
    </style:style>
    <style:style style:name="co55" style:family="table-column">
      <style:table-column-properties fo:break-before="auto" style:column-width="6.489cm"/>
    </style:style>
    <style:style style:name="co56" style:family="table-column">
      <style:table-column-properties fo:break-before="auto" style:column-width="7.362cm"/>
    </style:style>
    <style:style style:name="co57" style:family="table-column">
      <style:table-column-properties fo:break-before="auto" style:column-width="6.442cm"/>
    </style:style>
    <style:style style:name="co58" style:family="table-column">
      <style:table-column-properties fo:break-before="auto" style:column-width="6.147cm"/>
    </style:style>
    <style:style style:name="co59" style:family="table-column">
      <style:table-column-properties fo:break-before="auto" style:column-width="6.315cm"/>
    </style:style>
    <style:style style:name="co60" style:family="table-column">
      <style:table-column-properties fo:break-before="auto" style:column-width="5.897cm"/>
    </style:style>
    <style:style style:name="co61" style:family="table-column">
      <style:table-column-properties fo:break-before="auto" style:column-width="3.886cm"/>
    </style:style>
    <style:style style:name="co62" style:family="table-column">
      <style:table-column-properties fo:break-before="auto" style:column-width="7.53cm"/>
    </style:style>
    <style:style style:name="co63" style:family="table-column">
      <style:table-column-properties fo:break-before="auto" style:column-width="7.405cm"/>
    </style:style>
    <style:style style:name="co64" style:family="table-column">
      <style:table-column-properties fo:break-before="auto" style:column-width="7.28cm"/>
    </style:style>
    <style:style style:name="co65" style:family="table-column">
      <style:table-column-properties fo:break-before="auto" style:column-width="6.274cm"/>
    </style:style>
    <style:style style:name="co66" style:family="table-column">
      <style:table-column-properties fo:break-before="auto" style:column-width="8.745cm"/>
    </style:style>
    <style:style style:name="co67" style:family="table-column">
      <style:table-column-properties fo:break-before="auto" style:column-width="5.812cm"/>
    </style:style>
    <style:style style:name="co6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7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PRACTICE_PATIENT_ID</text:p>
          </table:table-cell>
          <table:table-cell table:style-name="Default" office:value-type="string" calcext:value-type="string">
            <text:p>YEAR_OF_BIRTH <text:s text:c="2"/></text:p>
          </table:table-cell>
          <table:table-cell office:value-type="string" calcext:value-type="string">
            <text:p>DEATH_DATE</text:p>
          </table:table-cell>
          <table:table-cell office:value-type="string" calcext:value-type="string">
            <text:p>BD_MEDI:AF</text:p>
          </table:table-cell>
          <table:table-cell office:value-type="string" calcext:value-type="string">
            <text:p>BD_MEDI:STROKE_HAEMRGIC</text:p>
          </table:table-cell>
          <table:table-cell office:value-type="string" calcext:value-type="string">
            <text:p>BD_MEDI:HYPERTENSION</text:p>
          </table:table-cell>
          <table:table-cell office:value-type="string" calcext:value-type="string">
            <text:p>BD_MEDI:MINFARCTION</text:p>
          </table:table-cell>
          <table:table-cell office:value-type="string" calcext:value-type="string">
            <text:p>BD_MEDI:PAD_STRICT</text:p>
          </table:table-cell>
          <table:table-cell office:value-type="string" calcext:value-type="string">
            <text:p>BD_MEDI:TYPE1DM</text:p>
          </table:table-cell>
          <table:table-cell office:value-type="string" calcext:value-type="string">
            <text:p>BD_MEDI:TYPE2DIABETES</text:p>
          </table:table-cell>
          <table:table-cell office:value-type="string" calcext:value-type="string">
            <text:p>BD_MEDI:CKDSTAGE3TO5</text:p>
          </table:table-cell>
          <table:table-cell office:value-type="string" calcext:value-type="string">
            <text:p>BD_MEDI:DEPRESSION</text:p>
          </table:table-cell>
          <table:table-cell office:value-type="string" calcext:value-type="string">
            <text:p>BD_MEDI:ANXIETY</text:p>
          </table:table-cell>
          <table:table-cell office:value-type="string" calcext:value-type="string">
            <text:p>BD_MEDI:BIPOLAR</text:p>
          </table:table-cell>
          <table:table-cell office:value-type="string" calcext:value-type="string">
            <text:p>BD_MEDI:EATINGDISORDERS</text:p>
          </table:table-cell>
          <table:table-cell office:value-type="string" calcext:value-type="string">
            <text:p>BD_MEDI:AUTISM</text:p>
          </table:table-cell>
          <table:table-cell office:value-type="string" calcext:value-type="string">
            <text:p>BD_MEDI:SUBSTANCEMISUSE</text:p>
          </table:table-cell>
          <table:table-cell office:value-type="string" calcext:value-type="string">
            <text:p>BD_MEDI:CHRONIC_LIVER_DISEASE_ALCOHOL</text:p>
          </table:table-cell>
          <table:table-cell office:value-type="string" calcext:value-type="string">
            <text:p>BD_MEDI:OTHER_CHRONIC_LIVER_DISEASE_OPTIMAL</text:p>
          </table:table-cell>
          <table:table-cell office:value-type="string" calcext:value-type="string">
            <text:p>BD_MEDI:ULCERATIVE_COLITIS</text:p>
          </table:table-cell>
          <table:table-cell office:value-type="string" calcext:value-type="string">
            <text:p>BD_MEDI:CROHNS_DISEASE</text:p>
          </table:table-cell>
          <table:table-cell office:value-type="string" calcext:value-type="string">
            <text:p>'BD_MEDI:PSORIATICARTHRITIS2021</text:p>
          </table:table-cell>
          <table:table-cell office:value-type="string" calcext:value-type="string">
            <text:p>BD_MEDI:ALL_DEMENTIA</text:p>
          </table:table-cell>
          <table:table-cell office:value-type="string" calcext:value-type="string">
            <text:p>BD_MEDI:PARKINSONS</text:p>
          </table:table-cell>
          <table:table-cell office:value-type="string" calcext:value-type="string">
            <text:p>BD_MEDI:EPILEPSY</text:p>
          </table:table-cell>
          <table:table-cell office:value-type="string" calcext:value-type="string">
            <text:p>BD_MEDI:ASTHMA_PUSHASTHMA</text:p>
          </table:table-cell>
          <table:table-cell office:value-type="string" calcext:value-type="string">
            <text:p>BD_MEDI:COPD</text:p>
          </table:table-cell>
          <table:table-cell office:value-type="string" calcext:value-type="string">
            <text:p>BD_MEDI:OSA</text:p>
          </table:table-cell>
          <table:table-cell office:value-type="string" calcext:value-type="string">
            <text:p>BD_MEDI:BRONCHIECTASIS</text:p>
          </table:table-cell>
          <table:table-cell office:value-type="string" calcext:value-type="string">
            <text:p>'BD_MEDI:CYSTICFIBROSIS</text:p>
          </table:table-cell>
          <table:table-cell office:value-type="string" calcext:value-type="string">
            <text:p>BD_MEDI:ATOPICECZEMA</text:p>
          </table:table-cell>
          <table:table-cell office:value-type="string" calcext:value-type="string">
            <text:p>BD_MEDI:ALLERGICRHINITISCONJ</text:p>
          </table:table-cell>
          <table:table-cell office:value-type="string" calcext:value-type="string">
            <text:p>BD_MEDI:HIVAIDS</text:p>
          </table:table-cell>
          <table:table-cell office:value-type="string" calcext:value-type="string">
            <text:p>BD_MEDI:OSTEOPOROSIS</text:p>
          </table:table-cell>
          <table:table-cell office:value-type="string" calcext:value-type="string">
            <text:p>BD_MEDI:OSTEOARTHRITIS</text:p>
          </table:table-cell>
          <table:table-cell office:value-type="string" calcext:value-type="string">
            <text:p>BD_MEDI:RHEUMATOIDARTHRITIS</text:p>
          </table:table-cell>
          <table:table-cell office:value-type="string" calcext:value-type="string">
            <text:p>BD_MEDI:GOUT</text:p>
          </table:table-cell>
          <table:table-cell office:value-type="string" calcext:value-type="string">
            <text:p>BD_MEDI:SYSTEMIC_LUPUS_ERYTHEMATOSUS</text:p>
          </table:table-cell>
          <table:table-cell office:value-type="string" calcext:value-type="string">
            <text:p>BD_MEDI:SJOGRENSSYNDROME</text:p>
          </table:table-cell>
          <table:table-cell office:value-type="string" calcext:value-type="string">
            <text:p>BD_MEDI:PMRANDGCA</text:p>
          </table:table-cell>
          <table:table-cell office:value-type="string" calcext:value-type="string">
            <text:p>BD_MEDI:HYPOTHYROIDISM_DRAFT_V1</text:p>
          </table:table-cell>
          <table:table-cell office:value-type="string" calcext:value-type="string">
            <text:p>BD_MEDI:HYPERTHYROIDISM_V2</text:p>
          </table:table-cell>
          <table:table-cell office:value-type="string" calcext:value-type="string">
            <text:p>BD_MEDI:PVD_V3</text:p>
          </table:table-cell>
          <table:table-cell office:value-type="string" calcext:value-type="string">
            <text:p>BD_MEDI:ADDISON_DISEASE</text:p>
          </table:table-cell>
          <table:table-cell office:value-type="string" calcext:value-type="string">
            <text:p>BD_MEDI:MS</text:p>
          </table:table-cell>
          <table:table-cell office:value-type="string" calcext:value-type="string">
            <text:p>BD_MEDI:LYMPHOMA_PREVALENCE_V2</text:p>
          </table:table-cell>
          <table:table-cell office:value-type="string" calcext:value-type="string">
            <text:p>BD_MEDI:VISUAL_IMPAIRMENT</text:p>
          </table:table-cell>
          <table:table-cell office:value-type="string" calcext:value-type="string">
            <text:p>BD_MEDI:MENIERESDISEASE</text:p>
          </table:table-cell>
          <table:table-cell office:value-type="string" calcext:value-type="string">
            <text:p>BD_MEDI:PERIPHERAL_NEUROPATHY</text:p>
          </table:table-cell>
          <table:table-cell office:value-type="string" calcext:value-type="string">
            <text:p>BD_MEDI:DOWNSSYNDROME</text:p>
          </table:table-cell>
          <table:table-cell office:value-type="string" calcext:value-type="string">
            <text:p>BD_MEDI:PERNICIOUSANAEMIA</text:p>
          </table:table-cell>
          <table:table-cell office:value-type="string" calcext:value-type="string">
            <text:p>BD_MEDI:PSORIASIS</text:p>
          </table:table-cell>
          <table:table-cell office:value-type="string" calcext:value-type="string">
            <text:p>BD_MEDI:ILD_SH</text:p>
          </table:table-cell>
          <table:table-cell office:value-type="string" calcext:value-type="string">
            <text:p>BD_MEDI:PTSDDIAGNOSIS</text:p>
          </table:table-cell>
          <table:table-cell office:value-type="string" calcext:value-type="string">
            <text:p>BD_MEDI:PREVALENT_IBS_V2</text:p>
          </table:table-cell>
          <table:table-cell office:value-type="string" calcext:value-type="string">
            <text:p>BD_MEDI:ANY_DEAFNESS_HEARING_LOSS_V2</text:p>
          </table:table-cell>
          <table:table-cell office:value-type="string" calcext:value-type="string">
            <text:p>BD_MEDI:ENDOMETRIOSIS_ADENOMYOSIS_V2</text:p>
          </table:table-cell>
          <table:table-cell office:value-type="string" calcext:value-type="string">
            <text:p>BD_MEDI:POLYCYSTIC_OVARIAN_SYNDROME_PCOS_V2</text:p>
          </table:table-cell>
          <table:table-cell office:value-type="string" calcext:value-type="string">
            <text:p>BD_MEDI:SICKLE_CELL_DISEASE_V2</text:p>
          </table:table-cell>
          <table:table-cell office:value-type="string" calcext:value-type="string">
            <text:p>BD_MEDI:HAEMOCHROMATOSIS_V2</text:p>
          </table:table-cell>
          <table:table-cell office:value-type="string" calcext:value-type="string">
            <text:p>BD_MEDI:FIBROMYALGIA</text:p>
          </table:table-cell>
          <table:table-cell office:value-type="string" calcext:value-type="string">
            <text:p>BD_MEDI:HF_V3</text:p>
          </table:table-cell>
          <table:table-cell office:value-type="string" calcext:value-type="string">
            <text:p>BD_MEDI:ISCHAEMICSTROKE_V2</text:p>
          </table:table-cell>
          <table:table-cell office:value-type="string" calcext:value-type="string">
            <text:p>BD_MEDI:STROKEUNSPECIFIED_V2</text:p>
          </table:table-cell>
          <table:table-cell office:value-type="string" calcext:value-type="string">
            <text:p>BD_MEDI:IHDINCLUDINGMI_OPTIMALV2</text:p>
          </table:table-cell>
          <table:table-cell office:value-type="string" calcext:value-type="string">
            <text:p>BD_MEDI:VALVULARDISEASES_V2</text:p>
          </table:table-cell>
          <table:table-cell office:value-type="string" calcext:value-type="string">
            <text:p>BD_MEDI:AORTICANEURYSM_V2</text:p>
          </table:table-cell>
          <table:table-cell office:value-type="string" calcext:value-type="string">
            <text:p>BD_MEDI:SCHIZOPHRENIAMM_V2</text:p>
          </table:table-cell>
          <table:table-cell office:value-type="string" calcext:value-type="string">
            <text:p>BD_MEDI:ALCOHOLMISUSE_V2</text:p>
          </table:table-cell>
          <table:table-cell office:value-type="string" calcext:value-type="string">
            <text:p>BD_MEDI:NAFLD_V2</text:p>
          </table:table-cell>
          <table:table-cell office:value-type="string" calcext:value-type="string">
            <text:p>BD_MEDI:ALLCANCER_NOHAEM_NOBCC</text:p>
          </table:table-cell>
          <table:table-cell office:value-type="string" calcext:value-type="string">
            <text:p>BD_MEDI:PLASMACELL_NEOPLASM_V2</text:p>
          </table:table-cell>
          <table:table-cell office:value-type="string" calcext:value-type="string">
            <text:p>BD_MEDI:LEUKAEMIA_PREVALENCEV2</text:p>
          </table:table-cell>
          <table:table-cell office:value-type="string" calcext:value-type="string">
            <text:p>BD_MEDI:SYSTEMIC_SCLEROSIS</text:p>
          </table:table-cell>
          <table:table-cell office:value-type="string" calcext:value-type="string">
            <text:p><text:s/>BD_MEDI:CHRONICFATIGUESYNDROMEMM_V2</text:p>
          </table:table-cell>
          <table:table-cell office:value-type="string" calcext:value-type="string">
            <text:p>BD_MEDI:ADDISONS_DISEASE</text:p>
          </table:table-cell>
        </table:table-row>
        <table:table-row table:style-name="ro1">
          <table:table-cell office:value-type="string" calcext:value-type="string">
            <text:p>P20960_1</text:p>
          </table:table-cell>
          <table:table-cell office:value-type="date" office:date-value="1940-07-15" calcext:value-type="date">
            <text:p>1940-07-15</text:p>
          </table:table-cell>
          <table:table-cell table:style-name="ce1"/>
          <table:table-cell table:number-columns-repeated="73"/>
        </table:table-row>
        <table:table-row table:style-name="ro1">
          <table:table-cell office:value-type="string" calcext:value-type="string">
            <text:p>P20960_2</text:p>
          </table:table-cell>
          <table:table-cell office:value-type="date" office:date-value="1940-07-16" calcext:value-type="date">
            <text:p>1940-07-16</text:p>
          </table:table-cell>
          <table:table-cell table:style-name="ce1"/>
          <table:table-cell table:number-columns-repeated="73"/>
        </table:table-row>
        <table:table-row table:style-name="ro1">
          <table:table-cell office:value-type="string" calcext:value-type="string">
            <text:p>P20960_3</text:p>
          </table:table-cell>
          <table:table-cell office:value-type="date" office:date-value="1940-07-17" calcext:value-type="date">
            <text:p>1940-07-17</text:p>
          </table:table-cell>
          <table:table-cell table:style-name="ce1"/>
          <table:table-cell table:number-columns-repeated="73"/>
        </table:table-row>
        <table:table-row table:style-name="ro1">
          <table:table-cell office:value-type="string" calcext:value-type="string">
            <text:p>P20960_4</text:p>
          </table:table-cell>
          <table:table-cell office:value-type="date" office:date-value="1940-07-18" calcext:value-type="date">
            <text:p>1940-07-18</text:p>
          </table:table-cell>
          <table:table-cell table:style-name="ce1" office:value-type="date" office:date-value="2009-08-29" calcext:value-type="date">
            <text:p>2009-08-29</text:p>
          </table:table-cell>
          <table:table-cell table:style-name="ce1" office:value-type="date" office:date-value="1992-06-12" calcext:value-type="date">
            <text:p>1992-06-12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P20960_5</text:p>
          </table:table-cell>
          <table:table-cell office:value-type="date" office:date-value="1940-07-19" calcext:value-type="date">
            <text:p>1940-07-19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6</text:p>
          </table:table-cell>
          <table:table-cell office:value-type="date" office:date-value="1940-07-20" calcext:value-type="date">
            <text:p>1940-07-20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7</text:p>
          </table:table-cell>
          <table:table-cell office:value-type="date" office:date-value="1940-07-21" calcext:value-type="date">
            <text:p>1940-07-21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8</text:p>
          </table:table-cell>
          <table:table-cell office:value-type="date" office:date-value="1940-07-22" calcext:value-type="date">
            <text:p>1940-07-2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9</text:p>
          </table:table-cell>
          <table:table-cell office:value-type="date" office:date-value="1940-07-23" calcext:value-type="date">
            <text:p>1940-07-23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10</text:p>
          </table:table-cell>
          <table:table-cell office:value-type="date" office:date-value="1940-07-24" calcext:value-type="date">
            <text:p>1940-07-24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11</text:p>
          </table:table-cell>
          <table:table-cell office:value-type="date" office:date-value="1940-07-25" calcext:value-type="date">
            <text:p>1940-07-25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12</text:p>
          </table:table-cell>
          <table:table-cell office:value-type="date" office:date-value="1940-07-26" calcext:value-type="date">
            <text:p>1940-07-26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13</text:p>
          </table:table-cell>
          <table:table-cell office:value-type="date" office:date-value="1940-07-27" calcext:value-type="date">
            <text:p>1940-07-27</text:p>
          </table:table-cell>
          <table:table-cell table:number-columns-repeated="2"/>
          <table:table-cell table:style-name="ce1" office:value-type="date" office:date-value="1992-06-18" calcext:value-type="date">
            <text:p>1992-06-18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P20960_14</text:p>
          </table:table-cell>
          <table:table-cell office:value-type="date" office:date-value="1940-07-28" calcext:value-type="date">
            <text:p>1940-07-28</text:p>
          </table:table-cell>
          <table:table-cell table:style-name="ce1" office:value-type="date" office:date-value="2009-08-30" calcext:value-type="date">
            <text:p>2009-08-30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20960_15</text:p>
          </table:table-cell>
          <table:table-cell office:value-type="date" office:date-value="1940-07-29" calcext:value-type="date">
            <text:p>1940-07-29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16</text:p>
          </table:table-cell>
          <table:table-cell office:value-type="date" office:date-value="1940-07-30" calcext:value-type="date">
            <text:p>1940-07-30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17</text:p>
          </table:table-cell>
          <table:table-cell office:value-type="date" office:date-value="1940-07-31" calcext:value-type="date">
            <text:p>1940-07-31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18</text:p>
          </table:table-cell>
          <table:table-cell office:value-type="date" office:date-value="1940-08-01" calcext:value-type="date">
            <text:p>1940-08-01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19</text:p>
          </table:table-cell>
          <table:table-cell office:value-type="date" office:date-value="1940-08-02" calcext:value-type="date">
            <text:p>1940-08-0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20</text:p>
          </table:table-cell>
          <table:table-cell office:value-type="date" office:date-value="1940-08-03" calcext:value-type="date">
            <text:p>1940-08-03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21</text:p>
          </table:table-cell>
          <table:table-cell office:value-type="date" office:date-value="1940-08-04" calcext:value-type="date">
            <text:p>1940-08-04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22</text:p>
          </table:table-cell>
          <table:table-cell office:value-type="date" office:date-value="1940-08-05" calcext:value-type="date">
            <text:p>1940-08-05</text:p>
          </table:table-cell>
          <table:table-cell table:style-name="ce1" office:value-type="date" office:date-value="2009-08-31" calcext:value-type="date">
            <text:p>2009-08-31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20960_23</text:p>
          </table:table-cell>
          <table:table-cell office:value-type="date" office:date-value="1940-08-06" calcext:value-type="date">
            <text:p>1940-08-06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24</text:p>
          </table:table-cell>
          <table:table-cell office:value-type="date" office:date-value="1940-08-07" calcext:value-type="date">
            <text:p>1940-08-07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25</text:p>
          </table:table-cell>
          <table:table-cell office:value-type="date" office:date-value="1940-08-08" calcext:value-type="date">
            <text:p>1940-08-08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26</text:p>
          </table:table-cell>
          <table:table-cell office:value-type="date" office:date-value="1940-08-09" calcext:value-type="date">
            <text:p>1940-08-09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27</text:p>
          </table:table-cell>
          <table:table-cell office:value-type="date" office:date-value="1940-08-10" calcext:value-type="date">
            <text:p>1940-08-10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28</text:p>
          </table:table-cell>
          <table:table-cell office:value-type="date" office:date-value="1940-08-11" calcext:value-type="date">
            <text:p>1940-08-11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29</text:p>
          </table:table-cell>
          <table:table-cell office:value-type="date" office:date-value="1940-08-12" calcext:value-type="date">
            <text:p>1940-08-12</text:p>
          </table:table-cell>
          <table:table-cell/>
          <table:table-cell table:style-name="ce1" office:value-type="date" office:date-value="1992-06-13" calcext:value-type="date">
            <text:p>1992-06-13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P20960_30</text:p>
          </table:table-cell>
          <table:table-cell office:value-type="date" office:date-value="1940-08-13" calcext:value-type="date">
            <text:p>1940-08-13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31</text:p>
          </table:table-cell>
          <table:table-cell office:value-type="date" office:date-value="1940-08-14" calcext:value-type="date">
            <text:p>1940-08-14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32</text:p>
          </table:table-cell>
          <table:table-cell office:value-type="date" office:date-value="1940-08-15" calcext:value-type="date">
            <text:p>1940-08-15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33</text:p>
          </table:table-cell>
          <table:table-cell office:value-type="date" office:date-value="1940-08-16" calcext:value-type="date">
            <text:p>1940-08-16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34</text:p>
          </table:table-cell>
          <table:table-cell office:value-type="date" office:date-value="1940-08-17" calcext:value-type="date">
            <text:p>1940-08-17</text:p>
          </table:table-cell>
          <table:table-cell table:style-name="ce1" office:value-type="date" office:date-value="2009-09-01" calcext:value-type="date">
            <text:p>2009-09-01</text:p>
          </table:table-cell>
          <table:table-cell/>
          <table:table-cell table:style-name="ce1" office:value-type="date" office:date-value="1992-06-19" calcext:value-type="date">
            <text:p>1992-06-19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P20960_35</text:p>
          </table:table-cell>
          <table:table-cell office:value-type="date" office:date-value="1940-08-18" calcext:value-type="date">
            <text:p>1940-08-18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36</text:p>
          </table:table-cell>
          <table:table-cell office:value-type="date" office:date-value="1940-08-19" calcext:value-type="date">
            <text:p>1940-08-19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37</text:p>
          </table:table-cell>
          <table:table-cell office:value-type="date" office:date-value="1940-08-20" calcext:value-type="date">
            <text:p>1940-08-20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38</text:p>
          </table:table-cell>
          <table:table-cell office:value-type="date" office:date-value="1940-08-21" calcext:value-type="date">
            <text:p>1940-08-21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39</text:p>
          </table:table-cell>
          <table:table-cell office:value-type="date" office:date-value="1940-08-22" calcext:value-type="date">
            <text:p>1940-08-2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40</text:p>
          </table:table-cell>
          <table:table-cell office:value-type="date" office:date-value="1940-08-23" calcext:value-type="date">
            <text:p>1940-08-23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41</text:p>
          </table:table-cell>
          <table:table-cell office:value-type="date" office:date-value="1940-08-24" calcext:value-type="date">
            <text:p>1940-08-24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42</text:p>
          </table:table-cell>
          <table:table-cell office:value-type="date" office:date-value="1940-08-25" calcext:value-type="date">
            <text:p>1940-08-25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43</text:p>
          </table:table-cell>
          <table:table-cell office:value-type="date" office:date-value="1940-08-26" calcext:value-type="date">
            <text:p>1940-08-26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44</text:p>
          </table:table-cell>
          <table:table-cell office:value-type="date" office:date-value="1940-08-27" calcext:value-type="date">
            <text:p>1940-08-27</text:p>
          </table:table-cell>
          <table:table-cell/>
          <table:table-cell table:style-name="ce1" office:value-type="date" office:date-value="1992-06-14" calcext:value-type="date">
            <text:p>1992-06-14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P20960_45</text:p>
          </table:table-cell>
          <table:table-cell office:value-type="date" office:date-value="1940-08-28" calcext:value-type="date">
            <text:p>1940-08-28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46</text:p>
          </table:table-cell>
          <table:table-cell office:value-type="date" office:date-value="1940-08-29" calcext:value-type="date">
            <text:p>1940-08-29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47</text:p>
          </table:table-cell>
          <table:table-cell office:value-type="date" office:date-value="1940-08-30" calcext:value-type="date">
            <text:p>1940-08-30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48</text:p>
          </table:table-cell>
          <table:table-cell office:value-type="date" office:date-value="1940-08-31" calcext:value-type="date">
            <text:p>1940-08-31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49</text:p>
          </table:table-cell>
          <table:table-cell office:value-type="date" office:date-value="1940-09-01" calcext:value-type="date">
            <text:p>1940-09-01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50</text:p>
          </table:table-cell>
          <table:table-cell office:value-type="date" office:date-value="1940-09-02" calcext:value-type="date">
            <text:p>1940-09-0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51</text:p>
          </table:table-cell>
          <table:table-cell office:value-type="date" office:date-value="1940-09-03" calcext:value-type="date">
            <text:p>1940-09-03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52</text:p>
          </table:table-cell>
          <table:table-cell office:value-type="date" office:date-value="1940-09-04" calcext:value-type="date">
            <text:p>1940-09-04</text:p>
          </table:table-cell>
          <table:table-cell table:number-columns-repeated="2"/>
          <table:table-cell table:style-name="ce1" office:value-type="date" office:date-value="1992-06-20" calcext:value-type="date">
            <text:p>1992-06-20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P20960_53</text:p>
          </table:table-cell>
          <table:table-cell office:value-type="date" office:date-value="1940-09-05" calcext:value-type="date">
            <text:p>1940-09-05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54</text:p>
          </table:table-cell>
          <table:table-cell office:value-type="date" office:date-value="1940-09-06" calcext:value-type="date">
            <text:p>1940-09-06</text:p>
          </table:table-cell>
          <table:table-cell table:style-name="ce1" office:value-type="date" office:date-value="2009-09-02" calcext:value-type="date">
            <text:p>2009-09-02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20960_55</text:p>
          </table:table-cell>
          <table:table-cell office:value-type="date" office:date-value="1940-09-07" calcext:value-type="date">
            <text:p>1940-09-07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56</text:p>
          </table:table-cell>
          <table:table-cell office:value-type="date" office:date-value="1940-09-08" calcext:value-type="date">
            <text:p>1940-09-08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57</text:p>
          </table:table-cell>
          <table:table-cell office:value-type="date" office:date-value="1940-09-09" calcext:value-type="date">
            <text:p>1940-09-09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58</text:p>
          </table:table-cell>
          <table:table-cell office:value-type="date" office:date-value="1940-09-10" calcext:value-type="date">
            <text:p>1940-09-10</text:p>
          </table:table-cell>
          <table:table-cell table:style-name="ce1" office:value-type="date" office:date-value="2009-09-03" calcext:value-type="date">
            <text:p>2009-09-03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20960_59</text:p>
          </table:table-cell>
          <table:table-cell office:value-type="date" office:date-value="1940-09-11" calcext:value-type="date">
            <text:p>1940-09-11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0_60</text:p>
          </table:table-cell>
          <table:table-cell office:value-type="date" office:date-value="1940-09-12" calcext:value-type="date">
            <text:p>1940-09-1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1</text:p>
          </table:table-cell>
          <table:table-cell office:value-type="date" office:date-value="1940-09-13" calcext:value-type="date">
            <text:p>1940-09-13</text:p>
          </table:table-cell>
          <table:table-cell/>
          <table:table-cell table:style-name="ce1" office:value-type="date" office:date-value="1992-06-15" calcext:value-type="date">
            <text:p>1992-06-15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P20961_2</text:p>
          </table:table-cell>
          <table:table-cell office:value-type="date" office:date-value="1940-09-14" calcext:value-type="date">
            <text:p>1940-09-14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3</text:p>
          </table:table-cell>
          <table:table-cell office:value-type="date" office:date-value="1940-09-15" calcext:value-type="date">
            <text:p>1940-09-15</text:p>
          </table:table-cell>
          <table:table-cell table:number-columns-repeated="2"/>
          <table:table-cell table:style-name="ce1" office:value-type="date" office:date-value="1992-06-21" calcext:value-type="date">
            <text:p>1992-06-21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P20961_4</text:p>
          </table:table-cell>
          <table:table-cell office:value-type="date" office:date-value="1940-09-16" calcext:value-type="date">
            <text:p>1940-09-16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5</text:p>
          </table:table-cell>
          <table:table-cell office:value-type="date" office:date-value="1940-09-17" calcext:value-type="date">
            <text:p>1940-09-17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6</text:p>
          </table:table-cell>
          <table:table-cell office:value-type="date" office:date-value="1940-09-18" calcext:value-type="date">
            <text:p>1940-09-18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7</text:p>
          </table:table-cell>
          <table:table-cell office:value-type="date" office:date-value="1940-09-19" calcext:value-type="date">
            <text:p>1940-09-19</text:p>
          </table:table-cell>
          <table:table-cell table:style-name="ce1" office:value-type="date" office:date-value="2009-09-04" calcext:value-type="date">
            <text:p>2009-09-04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20961_8</text:p>
          </table:table-cell>
          <table:table-cell office:value-type="date" office:date-value="1940-09-20" calcext:value-type="date">
            <text:p>1940-09-20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9</text:p>
          </table:table-cell>
          <table:table-cell office:value-type="date" office:date-value="1940-09-21" calcext:value-type="date">
            <text:p>1940-09-21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10</text:p>
          </table:table-cell>
          <table:table-cell office:value-type="date" office:date-value="1940-09-22" calcext:value-type="date">
            <text:p>1940-09-2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11</text:p>
          </table:table-cell>
          <table:table-cell office:value-type="date" office:date-value="1940-09-23" calcext:value-type="date">
            <text:p>1940-09-23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12</text:p>
          </table:table-cell>
          <table:table-cell office:value-type="date" office:date-value="1940-09-24" calcext:value-type="date">
            <text:p>1940-09-24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13</text:p>
          </table:table-cell>
          <table:table-cell office:value-type="date" office:date-value="1940-09-25" calcext:value-type="date">
            <text:p>1940-09-25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14</text:p>
          </table:table-cell>
          <table:table-cell office:value-type="date" office:date-value="1940-09-26" calcext:value-type="date">
            <text:p>1940-09-26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15</text:p>
          </table:table-cell>
          <table:table-cell office:value-type="date" office:date-value="1940-09-27" calcext:value-type="date">
            <text:p>1940-09-27</text:p>
          </table:table-cell>
          <table:table-cell/>
          <table:table-cell table:style-name="ce1" office:value-type="date" office:date-value="1992-06-16" calcext:value-type="date">
            <text:p>1992-06-16</text:p>
          </table:table-cell>
          <table:table-cell table:style-name="ce1" office:value-type="date" office:date-value="1992-06-22" calcext:value-type="date">
            <text:p>1992-06-22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P20961_16</text:p>
          </table:table-cell>
          <table:table-cell office:value-type="date" office:date-value="1940-09-28" calcext:value-type="date">
            <text:p>1940-09-28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17</text:p>
          </table:table-cell>
          <table:table-cell office:value-type="date" office:date-value="1940-09-29" calcext:value-type="date">
            <text:p>1940-09-29</text:p>
          </table:table-cell>
          <table:table-cell table:style-name="ce1" office:value-type="date" office:date-value="2009-09-05" calcext:value-type="date">
            <text:p>2009-09-0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20961_18</text:p>
          </table:table-cell>
          <table:table-cell office:value-type="date" office:date-value="1940-09-30" calcext:value-type="date">
            <text:p>1940-09-30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19</text:p>
          </table:table-cell>
          <table:table-cell office:value-type="date" office:date-value="1940-10-01" calcext:value-type="date">
            <text:p>1940-10-01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20</text:p>
          </table:table-cell>
          <table:table-cell office:value-type="date" office:date-value="1940-10-02" calcext:value-type="date">
            <text:p>1940-10-0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21</text:p>
          </table:table-cell>
          <table:table-cell office:value-type="date" office:date-value="1940-10-03" calcext:value-type="date">
            <text:p>1940-10-03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22</text:p>
          </table:table-cell>
          <table:table-cell office:value-type="date" office:date-value="1940-10-04" calcext:value-type="date">
            <text:p>1940-10-04</text:p>
          </table:table-cell>
          <table:table-cell table:style-name="ce1" office:value-type="date" office:date-value="2009-09-06" calcext:value-type="date">
            <text:p>2009-09-06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20961_23</text:p>
          </table:table-cell>
          <table:table-cell office:value-type="date" office:date-value="1940-10-05" calcext:value-type="date">
            <text:p>1940-10-05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24</text:p>
          </table:table-cell>
          <table:table-cell office:value-type="date" office:date-value="1940-10-06" calcext:value-type="date">
            <text:p>1940-10-06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25</text:p>
          </table:table-cell>
          <table:table-cell office:value-type="date" office:date-value="1940-10-07" calcext:value-type="date">
            <text:p>1940-10-07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26</text:p>
          </table:table-cell>
          <table:table-cell office:value-type="date" office:date-value="1940-10-08" calcext:value-type="date">
            <text:p>1940-10-08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27</text:p>
          </table:table-cell>
          <table:table-cell office:value-type="date" office:date-value="1940-10-09" calcext:value-type="date">
            <text:p>1940-10-09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28</text:p>
          </table:table-cell>
          <table:table-cell office:value-type="date" office:date-value="1940-10-10" calcext:value-type="date">
            <text:p>1940-10-10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29</text:p>
          </table:table-cell>
          <table:table-cell office:value-type="date" office:date-value="1940-10-11" calcext:value-type="date">
            <text:p>1940-10-11</text:p>
          </table:table-cell>
          <table:table-cell table:style-name="ce1" office:value-type="date" office:date-value="2009-09-07" calcext:value-type="date">
            <text:p>2009-09-07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20961_30</text:p>
          </table:table-cell>
          <table:table-cell office:value-type="date" office:date-value="1940-10-12" calcext:value-type="date">
            <text:p>1940-10-12</text:p>
          </table:table-cell>
          <table:table-cell table:number-columns-repeated="2"/>
          <table:table-cell table:style-name="ce1" office:value-type="date" office:date-value="1992-06-23" calcext:value-type="date">
            <text:p>1992-06-23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P20961_31</text:p>
          </table:table-cell>
          <table:table-cell office:value-type="date" office:date-value="1940-10-13" calcext:value-type="date">
            <text:p>1940-10-13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32</text:p>
          </table:table-cell>
          <table:table-cell office:value-type="date" office:date-value="1940-10-14" calcext:value-type="date">
            <text:p>1940-10-14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33</text:p>
          </table:table-cell>
          <table:table-cell office:value-type="date" office:date-value="1940-10-15" calcext:value-type="date">
            <text:p>1940-10-15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34</text:p>
          </table:table-cell>
          <table:table-cell office:value-type="date" office:date-value="1940-10-16" calcext:value-type="date">
            <text:p>1940-10-16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35</text:p>
          </table:table-cell>
          <table:table-cell office:value-type="date" office:date-value="1940-10-17" calcext:value-type="date">
            <text:p>1940-10-17</text:p>
          </table:table-cell>
          <table:table-cell table:style-name="ce1" office:value-type="date" office:date-value="2009-09-08" calcext:value-type="date">
            <text:p>2009-09-08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20961_36</text:p>
          </table:table-cell>
          <table:table-cell office:value-type="date" office:date-value="1940-10-18" calcext:value-type="date">
            <text:p>1940-10-18</text:p>
          </table:table-cell>
          <table:table-cell/>
          <table:table-cell table:style-name="ce1" office:value-type="date" office:date-value="1992-06-17" calcext:value-type="date">
            <text:p>1992-06-17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P20961_37</text:p>
          </table:table-cell>
          <table:table-cell office:value-type="date" office:date-value="1940-10-19" calcext:value-type="date">
            <text:p>1940-10-19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38</text:p>
          </table:table-cell>
          <table:table-cell office:value-type="date" office:date-value="1940-10-20" calcext:value-type="date">
            <text:p>1940-10-20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39</text:p>
          </table:table-cell>
          <table:table-cell office:value-type="date" office:date-value="1940-10-21" calcext:value-type="date">
            <text:p>1940-10-21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20961_40</text:p>
          </table:table-cell>
          <table:table-cell office:value-type="date" office:date-value="1940-10-22" calcext:value-type="date">
            <text:p>1940-10-22</text:p>
          </table:table-cell>
          <table:table-cell table:style-name="ce1" office:value-type="date" office:date-value="2009-09-09" calcext:value-type="date">
            <text:p>2009-09-09</text:p>
          </table:table-cell>
          <table:table-cell table:number-columns-repeated="73"/>
        </table:table-row>
        <table:table-row table:style-name="ro1" table:number-rows-repeated="11">
          <table:table-cell/>
          <table:table-cell table:style-name="Default"/>
          <table:table-cell table:style-name="ce1"/>
          <table:table-cell table:number-columns-repeated="73"/>
        </table:table-row>
        <table:table-row table:style-name="ro1">
          <table:table-cell/>
          <table:table-cell table:style-name="Default"/>
          <table:table-cell table:style-name="ce1"/>
          <table:table-cell table:number-columns-repeated="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15:46:46.776162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7T12:28:13.367626139</meta:creation-date>
    <dc:date>2025-01-17T16:37:08.080070115</dc:date>
    <meta:editing-duration>PT1H52M1S</meta:editing-duration>
    <meta:editing-cycles>12</meta:editing-cycles>
    <meta:generator>LibreOffice/6.4.7.2$Linux_X86_64 LibreOffice_project/40$Build-2</meta:generator>
    <meta:document-statistic meta:table-count="1" meta:cell-count="300" meta:object-count="0"/>
  </office:meta>
</office:document-meta>
</file>